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d8f" officeooo:paragraph-rsid="001ccd8f"/>
    </style:style>
    <style:style style:name="P2" style:family="paragraph" style:parent-style-name="Standard">
      <style:text-properties officeooo:rsid="001e7a08" officeooo:paragraph-rsid="001ccd8f"/>
    </style:style>
    <style:style style:name="P3" style:family="paragraph" style:parent-style-name="Standard">
      <style:text-properties officeooo:rsid="001ccd8f" officeooo:paragraph-rsid="001ccd8f"/>
    </style:style>
    <style:style style:name="P4" style:family="paragraph" style:parent-style-name="Standard">
      <style:text-properties officeooo:rsid="0023f277" officeooo:paragraph-rsid="0023f2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applay</text:p>
      <text:p text:style-name="P1">promisses</text:p>
      <text:p text:style-name="P1">$watch</text:p>
      <text:p text:style-name="P1">structrre of unit test</text:p>
      <text:p text:style-name="P1">how to test http calls</text:p>
      <text:p text:style-name="P1">digestive life cycle</text:p>
      <text:p text:style-name="P1">prtootype javascript</text:p>
      <text:p text:style-name="P1">promise and observable</text:p>
      <text:p text:style-name="P2"/>
      <text:p text:style-name="P1"/>
      <text:p text:style-name="P1"/>
      <text:p text:style-name="P1"><text:a xlink:type="simple" xlink:href="http://tutorials.jenkov.com/angularjs/forms.html" text:style-name="Internet_20_link" text:visited-style-name="Visited_20_Internet_20_Link">http://tutorials.jenkov.com/angularjs/forms.html</text:a></text:p>
      <text:p text:style-name="P1"/>
      <text:p text:style-name="P1">https://toddmotto.com/promises-angular-q</text:p>
      <text:p text:style-name="P1"/>
      <text:p text:style-name="P1"/>
      <text:p text:style-name="P1">centralize and didtributted git</text:p>
      <text:p text:style-name="P1"/>
      <text:p text:style-name="P1"/>
      <text:p text:style-name="P4">call back in javascrippt</text:p>
      <text:p text:style-name="P4">closer</text:p>
      <text:p text:style-name="P4"/>
      <text:p text:style-name="P4">isolated scope <text:s text:c="2"/>: <text:a xlink:type="simple" xlink:href="https://weblogs.asp.net/dwahlin/creating-custom-angularjs-directives-part-2-isolate-scope" text:style-name="Internet_20_link" text:visited-style-name="Visited_20_Internet_20_Link">https://weblogs.asp.net/dwahlin/creating-custom-angularjs-directives-part-2-isolate-scope</text:a></text:p>
      <text:p text:style-name="P4"/>
      <text:p text:style-name="P4">custom dircetive</text:p>
      <text:p text:style-name="P4">digest life cycle in angular</text:p>
      <text:p text:style-name="P4">Track by ID in ngrepet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6:31:57.322073274</meta:creation-date>
    <dc:date>2018-04-06T16:29:57.546521355</dc:date>
    <meta:editing-duration>PT17H12M20S</meta:editing-duration>
    <meta:editing-cycles>5</meta:editing-cycles>
    <meta:generator>LibreOffice/5.4.5.1$Linux_X86_64 LibreOffice_project/40m0$Build-1</meta:generator>
    <meta:document-statistic meta:table-count="0" meta:image-count="0" meta:object-count="0" meta:page-count="1" meta:paragraph-count="17" meta:word-count="48" meta:character-count="453" meta:non-whitespace-character-count="420"/>
  </office:meta>
</office:document-meta>
</file>